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4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2cm" svg:height="9.7cm" svg:x="34.5cm" svg:y="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34.8cm" svg:y="23.9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7.405cm" svg:y1="25.011cm" svg:x2="39.276cm" svg:y2="24.978cm">
          <text:p/>
        </draw:line>
        <draw:polygon draw:style-name="gr4" draw:text-style-name="P1" draw:layer="layout" svg:width="2.576cm" svg:height="0.995cm" svg:x="39.322cm" svg:y="21.3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39.3cm" svg:y="22.3cm" svg:viewBox="0 0 0 0" draw:points="0,0">
          <text:p/>
        </draw:polygon>
        <draw:polygon draw:style-name="gr5" draw:text-style-name="P1" draw:layer="layout" svg:width="1.1cm" svg:height="1.399cm" svg:x="40.099cm" svg:y="22.4cm" svg:viewBox="0 0 1101 1400" draw:points="275,0 275,1050 0,1050 550,1400 1101,1050 825,1050 825,0">
          <text:p/>
        </draw:polygon>
        <draw:polygon draw:style-name="gr5" draw:text-style-name="P1" draw:layer="layout" svg:width="0cm" svg:height="0cm" svg:x="40.099cm" svg:y="22.399cm" svg:viewBox="0 0 0 0" draw:points="0,0">
          <text:p/>
        </draw:polygon>
        <draw:custom-shape draw:style-name="gr1" draw:text-style-name="P1" draw:layer="layout" svg:width="17.6cm" svg:height="9.9cm" svg:x="7.5cm" svg:y="3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13.5cm" svg:y="5.001cm" svg:viewBox="0 0 0 0" draw:points="0,0">
          <text:p/>
        </draw:polygon>
        <draw:polygon draw:style-name="gr6" draw:text-style-name="P1" draw:layer="layout" svg:width="4.564cm" svg:height="0.995cm" svg:x="12.6cm" svg:y="4.2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13.578cm" svg:y="5.101cm" svg:viewBox="0 0 0 0" draw:points="0,0">
          <text:p/>
        </draw:polygon>
        <draw:polygon draw:style-name="gr7" draw:text-style-name="P1" draw:layer="layout" svg:width="1.1cm" svg:height="1.299cm" svg:x="14.377cm" svg:y="5.301cm" svg:viewBox="0 0 1101 1300" draw:points="275,0 275,975 0,975 550,1300 1101,975 825,975 825,0">
          <text:p/>
        </draw:polygon>
        <draw:polygon draw:style-name="gr7" draw:text-style-name="P1" draw:layer="layout" svg:width="0cm" svg:height="0cm" svg:x="14.377cm" svg:y="5.2cm" svg:viewBox="0 0 0 0" draw:points="0,0">
          <text:p/>
        </draw:polygon>
        <draw:polygon draw:style-name="gr7" draw:text-style-name="P1" draw:layer="layout" svg:width="0cm" svg:height="0cm" svg:x="16.8cm" svg:y="6.001cm" svg:viewBox="0 0 0 0" draw:points="0,0">
          <text:p/>
        </draw:polygon>
        <draw:custom-shape draw:style-name="gr8" draw:text-style-name="P1" draw:layer="layout" svg:width="16.3cm" svg:height="2.1cm" svg:x="34.4cm" svg:y="18.9cm">
          <text:p text:style-name="P1">开发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7.5cm" svg:y="13.6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12.5cm" svg:y="13.6cm">
          <text:p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9.276cm" svg:y="23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9.3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41.9cm" svg:y1="18.7cm" svg:x2="41.9cm" svg:y2="16.2cm">
          <text:p/>
        </draw:line>
        <draw:custom-shape draw:style-name="gr2" draw:text-style-name="P1" draw:layer="layout" svg:width="2.524cm" svg:height="2.1cm" svg:x="13.676cm" svg:y="6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93cm" svg:y1="7.764cm" svg:x2="13.764cm" svg:y2="7.731cm">
          <text:p/>
        </draw:line>
        <draw:custom-shape draw:style-name="gr2" draw:text-style-name="P1" draw:layer="layout" svg:width="2.524cm" svg:height="2.1cm" svg:x="43.677cm" svg:y="25.8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1.894cm" svg:y1="24.865cm" svg:x2="43.5cm" svg:y2="26.7cm">
          <text:p/>
        </draw:line>
        <draw:polygon draw:style-name="gr6" draw:text-style-name="P1" draw:layer="layout" svg:width="3.875cm" svg:height="0.995cm" svg:x="17.6cm" svg:y="11.9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18.378cm" svg:y="12.801cm" svg:viewBox="0 0 0 0" draw:points="0,0">
          <text:p/>
        </draw:polygon>
        <draw:polygon draw:style-name="gr7" draw:text-style-name="P1" draw:layer="layout" svg:width="0cm" svg:height="0cm" svg:x="19.177cm" svg:y="12.9cm" svg:viewBox="0 0 0 0" draw:points="0,0">
          <text:p/>
        </draw:polygon>
        <draw:custom-shape draw:style-name="gr11" draw:text-style-name="P1" draw:layer="layout" svg:width="1cm" svg:height="1.299cm" svg:x="19.065cm" svg:y="1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8.276cm" svg:y="8.4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294cm" svg:y1="7.776cm" svg:x2="18.1cm" svg:y2="9.1cm">
          <text:p/>
        </draw:line>
        <draw:polygon draw:style-name="gr7" draw:text-style-name="P1" draw:layer="layout" svg:width="0cm" svg:height="0cm" svg:x="48.489cm" svg:y="28.142cm" svg:viewBox="0 0 0 0" draw:points="0,0">
          <text:p/>
        </draw:polygon>
        <draw:polygon draw:style-name="gr4" draw:text-style-name="P1" draw:layer="layout" svg:width="2.775cm" svg:height="0.995cm" svg:x="47.424cm" svg:y="29.3cm" svg:viewBox="0 0 2776 996" draw:points="0,996 0,0 2776,0 2776,996">
          <text:p text:style-name="P1">next</text:p>
        </draw:polygon>
        <draw:polygon draw:style-name="gr7" draw:text-style-name="P1" draw:layer="layout" svg:width="0cm" svg:height="0cm" svg:x="47.602cm" svg:y="30.201cm" svg:viewBox="0 0 0 0" draw:points="0,0">
          <text:p/>
        </draw:polygon>
        <draw:polygon draw:style-name="gr7" draw:text-style-name="P1" draw:layer="layout" svg:width="0cm" svg:height="0cm" svg:x="48.401cm" svg:y="30.3cm" svg:viewBox="0 0 0 0" draw:points="0,0">
          <text:p/>
        </draw:polygon>
        <draw:custom-shape draw:style-name="gr12" draw:text-style-name="P1" draw:layer="layout" svg:width="1cm" svg:height="1.299cm" svg:x="48.289cm" svg:y="28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47.576cm" svg:y="25.8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6.306cm" svg:y1="26.823cm" svg:x2="47.5cm" svg:y2="26.8cm">
          <text:p/>
        </draw:line>
        <draw:custom-shape draw:style-name="gr1" draw:text-style-name="P1" draw:layer="layout" svg:width="14.2cm" svg:height="9.5cm" svg:x="9.2cm" svg:y="2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9.5cm" svg:y="24.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105cm" svg:y1="25.211cm" svg:x2="13.976cm" svg:y2="25.178cm">
          <text:p/>
        </draw:line>
        <draw:polygon draw:style-name="gr13" draw:text-style-name="P1" draw:layer="layout" svg:width="2.576cm" svg:height="0.995cm" svg:x="13.922cm" svg:y="21.699cm" svg:viewBox="0 0 2577 996" draw:points="0,996 0,0 2577,0 2577,996">
          <text:p text:style-name="P1">master</text:p>
        </draw:polygon>
        <draw:polygon draw:style-name="gr14" draw:text-style-name="P1" draw:layer="layout" svg:width="0cm" svg:height="0cm" svg:x="13.9cm" svg:y="22.6cm" svg:viewBox="0 0 0 0" draw:points="0,0">
          <text:p/>
        </draw:polygon>
        <draw:polygon draw:style-name="gr14" draw:text-style-name="P1" draw:layer="layout" svg:width="1.1cm" svg:height="1.399cm" svg:x="14.699cm" svg:y="22.7cm" svg:viewBox="0 0 1101 1400" draw:points="275,0 275,1050 0,1050 550,1400 1101,1050 825,1050 825,0">
          <text:p/>
        </draw:polygon>
        <draw:polygon draw:style-name="gr14" draw:text-style-name="P1" draw:layer="layout" svg:width="0cm" svg:height="0cm" svg:x="14.699cm" svg:y="22.699cm" svg:viewBox="0 0 0 0" draw:points="0,0">
          <text:p/>
        </draw:polygon>
        <draw:custom-shape draw:style-name="gr15" draw:text-style-name="P1" draw:layer="layout" svg:width="14.3cm" svg:height="2.1cm" svg:x="9.1cm" svg:y="19.1cm">
          <text:p text:style-name="P1">维护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3.976cm" svg:y="24.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8.377cm" svg:y="26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594cm" svg:y1="25.065cm" svg:x2="18.2cm" svg:y2="26.9cm">
          <text:p/>
        </draw:line>
        <draw:polygon draw:style-name="gr13" draw:text-style-name="P1" draw:layer="layout" svg:width="2.775cm" svg:height="0.995cm" svg:x="18.3cm" svg:y="29.4cm" svg:viewBox="0 0 2776 996" draw:points="0,996 0,0 2776,0 2776,996">
          <text:p text:style-name="P1">next</text:p>
        </draw:polygon>
        <draw:polygon draw:style-name="gr14" draw:text-style-name="P1" draw:layer="layout" svg:width="0cm" svg:height="0cm" svg:x="18.478cm" svg:y="30.301cm" svg:viewBox="0 0 0 0" draw:points="0,0">
          <text:p/>
        </draw:polygon>
        <draw:polygon draw:style-name="gr14" draw:text-style-name="P1" draw:layer="layout" svg:width="0cm" svg:height="0cm" svg:x="19.277cm" svg:y="30.4cm" svg:viewBox="0 0 0 0" draw:points="0,0">
          <text:p/>
        </draw:polygon>
        <draw:custom-shape draw:style-name="gr16" draw:text-style-name="P1" draw:layer="layout" svg:width="1cm" svg:height="1.299cm" svg:x="19.165cm" svg:y="2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10.269cm" svg:y1="33.205cm" svg:x2="6.169cm" svg:y2="33.105cm">
          <text:p/>
        </draw:line>
        <draw:custom-shape draw:style-name="gr17" draw:text-style-name="P1" draw:layer="layout" svg:width="1.5cm" svg:height="1.4cm" svg:x="6.269cm" svg:y="33.90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12.323cm" svg:y="16.7cm" svg:viewBox="0 0 2577 996" draw:points="0,996 0,0 2577,0 2577,996">
          <text:p text:style-name="P1">git pull</text:p>
          <text:p text:style-name="P1">git push</text:p>
        </draw:polygon>
        <draw:polygon draw:style-name="gr18" draw:text-style-name="P1" draw:layer="layout" svg:width="2.576cm" svg:height="0.995cm" svg:x="27.9cm" svg:y="5.6cm" svg:viewBox="0 0 2577 996" draw:points="0,996 0,0 2577,0 2577,996">
          <text:p text:style-name="P1">fork</text:p>
        </draw:polygon>
        <draw:custom-shape draw:style-name="gr1" draw:text-style-name="P1" draw:layer="layout" svg:width="17.6cm" svg:height="9.9cm" svg:x="33.6cm" svg:y="3.9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39.6cm" svg:y="5.201cm" svg:viewBox="0 0 0 0" draw:points="0,0">
          <text:p/>
        </draw:polygon>
        <draw:polygon draw:style-name="gr6" draw:text-style-name="P1" draw:layer="layout" svg:width="4.564cm" svg:height="0.995cm" svg:x="38.7cm" svg:y="4.4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39.678cm" svg:y="5.301cm" svg:viewBox="0 0 0 0" draw:points="0,0">
          <text:p/>
        </draw:polygon>
        <draw:polygon draw:style-name="gr7" draw:text-style-name="P1" draw:layer="layout" svg:width="1.1cm" svg:height="1.299cm" svg:x="40.477cm" svg:y="5.501cm" svg:viewBox="0 0 1101 1300" draw:points="275,0 275,975 0,975 550,1300 1101,975 825,975 825,0">
          <text:p/>
        </draw:polygon>
        <draw:polygon draw:style-name="gr7" draw:text-style-name="P1" draw:layer="layout" svg:width="0cm" svg:height="0cm" svg:x="40.477cm" svg:y="5.4cm" svg:viewBox="0 0 0 0" draw:points="0,0">
          <text:p/>
        </draw:polygon>
        <draw:polygon draw:style-name="gr7" draw:text-style-name="P1" draw:layer="layout" svg:width="0cm" svg:height="0cm" svg:x="42.9cm" svg:y="6.201cm" svg:viewBox="0 0 0 0" draw:points="0,0">
          <text:p/>
        </draw:polygon>
        <draw:custom-shape draw:style-name="gr9" draw:text-style-name="P1" draw:layer="layout" svg:width="5cm" svg:height="2.1cm" svg:x="33.6cm" svg:y="13.8cm">
          <text:p text:style-name="P1">远程仓库de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2.6cm" svg:height="2.1cm" svg:x="38.6cm" svg:y="13.8cm">
          <text:p><text:span text:style-name="T1">https://github.com/developer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5.487cm" svg:y="6.8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9.776cm" svg:y="6.8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7.993cm" svg:y1="7.964cm" svg:x2="39.864cm" svg:y2="7.931cm">
          <text:p/>
        </draw:line>
        <draw:polygon draw:style-name="gr6" draw:text-style-name="P1" draw:layer="layout" svg:width="3.875cm" svg:height="0.995cm" svg:x="43.7cm" svg:y="12.1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44.478cm" svg:y="13.001cm" svg:viewBox="0 0 0 0" draw:points="0,0">
          <text:p/>
        </draw:polygon>
        <draw:polygon draw:style-name="gr7" draw:text-style-name="P1" draw:layer="layout" svg:width="0cm" svg:height="0cm" svg:x="45.277cm" svg:y="13.1cm" svg:viewBox="0 0 0 0" draw:points="0,0">
          <text:p/>
        </draw:polygon>
        <draw:custom-shape draw:style-name="gr11" draw:text-style-name="P1" draw:layer="layout" svg:width="1cm" svg:height="1.299cm" svg:x="45.165cm" svg:y="10.8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44.376cm" svg:y="8.6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2.394cm" svg:y1="7.976cm" svg:x2="44.2cm" svg:y2="9.3cm">
          <text:p/>
        </draw:line>
        <draw:line draw:style-name="gr19" draw:text-style-name="P1" draw:layer="layout" svg:x1="25.6cm" svg:y1="7.1cm" svg:x2="32.6cm" svg:y2="7.1cm">
          <text:p/>
        </draw:line>
        <draw:line draw:style-name="gr10" draw:text-style-name="P1" draw:layer="layout" svg:x1="16.2cm" svg:y1="18.5cm" svg:x2="16.2cm" svg:y2="16cm">
          <text:p/>
        </draw:line>
        <draw:polygon draw:style-name="gr18" draw:text-style-name="P1" draw:layer="layout" svg:width="2.576cm" svg:height="0.995cm" svg:x="38.323cm" svg:y="17cm" svg:viewBox="0 0 2577 996" draw:points="0,996 0,0 2577,0 2577,996">
          <text:p text:style-name="P1">git pull</text:p>
          <text:p text:style-name="P1">git push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6T21:19:59.341668243</dc:date>
    <meta:editing-duration>PT11H33M15S</meta:editing-duration>
    <meta:editing-cycles>316</meta:editing-cycles>
    <meta:generator>LibreOffice/4.2.6.3$Linux_x86 LibreOffice_project/420m0$Build-3</meta:generator>
    <meta:document-statistic meta:object-count="77"/>
  </office:meta>
</office:document-meta>
</file>